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287" officeooo:paragraph-rsid="00133287"/>
    </style:style>
    <style:style style:name="P2" style:family="paragraph" style:parent-style-name="Standard">
      <style:text-properties officeooo:rsid="00133287" officeooo:paragraph-rsid="00140e24"/>
    </style:style>
    <style:style style:name="P3" style:family="paragraph" style:parent-style-name="Standard">
      <style:text-properties officeooo:paragraph-rsid="00140f95"/>
    </style:style>
    <style:style style:name="P4" style:family="paragraph" style:parent-style-name="Standard">
      <style:text-properties officeooo:rsid="00140f95" officeooo:paragraph-rsid="00140f95"/>
    </style:style>
    <style:style style:name="P5" style:family="paragraph" style:parent-style-name="Standard">
      <style:text-properties officeooo:rsid="0015e084" officeooo:paragraph-rsid="0015e084"/>
    </style:style>
    <style:style style:name="P6" style:family="paragraph" style:parent-style-name="Standard" style:list-style-name="L1">
      <style:text-properties officeooo:rsid="00140f95" officeooo:paragraph-rsid="00140f95"/>
    </style:style>
    <style:style style:name="P7" style:family="paragraph" style:parent-style-name="Standard" style:list-style-name="L2">
      <style:text-properties officeooo:paragraph-rsid="00133287"/>
    </style:style>
    <style:style style:name="P8" style:family="paragraph" style:parent-style-name="Standard" style:list-style-name="L2">
      <style:text-properties officeooo:paragraph-rsid="00140e24"/>
    </style:style>
    <style:style style:name="P9" style:family="paragraph" style:parent-style-name="Standard" style:list-style-name="L2">
      <style:text-properties officeooo:paragraph-rsid="00140f95"/>
    </style:style>
    <style:style style:name="P10" style:family="paragraph" style:parent-style-name="Standard" style:list-style-name="L2">
      <style:text-properties officeooo:rsid="00133287" officeooo:paragraph-rsid="00133287"/>
    </style:style>
    <style:style style:name="P11" style:family="paragraph" style:parent-style-name="Standard" style:list-style-name="L2">
      <style:text-properties officeooo:rsid="00193df3" officeooo:paragraph-rsid="00193df3"/>
    </style:style>
    <style:style style:name="P12" style:family="paragraph" style:parent-style-name="Standard" style:list-style-name="L4">
      <style:text-properties officeooo:rsid="00193df3" officeooo:paragraph-rsid="00193df3"/>
    </style:style>
    <style:style style:name="P13" style:family="paragraph" style:parent-style-name="Standard" style:list-style-name="L3">
      <style:text-properties officeooo:rsid="0015e084" officeooo:paragraph-rsid="0015e084"/>
    </style:style>
    <style:style style:name="P14" style:family="paragraph" style:parent-style-name="Standard" style:list-style-name="L4">
      <style:text-properties officeooo:rsid="0015e084" officeooo:paragraph-rsid="0015e084"/>
    </style:style>
    <style:style style:name="P15" style:family="paragraph" style:parent-style-name="Standard" style:list-style-name="L3">
      <style:text-properties officeooo:rsid="0017491c" officeooo:paragraph-rsid="0017491c"/>
    </style:style>
    <style:style style:name="P16" style:family="paragraph" style:parent-style-name="Standard" style:list-style-name="L4">
      <style:text-properties officeooo:rsid="0017491c" officeooo:paragraph-rsid="0017491c"/>
    </style:style>
    <style:style style:name="P17" style:family="paragraph" style:parent-style-name="Standard" style:list-style-name="L4">
      <style:text-properties officeooo:paragraph-rsid="00193df3"/>
    </style:style>
    <style:style style:name="T1" style:family="text">
      <style:text-properties officeooo:rsid="00133287"/>
    </style:style>
    <style:style style:name="T2" style:family="text">
      <style:text-properties fo:color="#c9211e"/>
    </style:style>
    <style:style style:name="T3" style:family="text">
      <style:text-properties fo:color="#c9211e" officeooo:rsid="00133287"/>
    </style:style>
    <style:style style:name="T4" style:family="text">
      <style:text-properties fo:color="#c9211e" officeooo:rsid="00140e24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color="#c9211e" fo:font-weight="bold" officeooo:rsid="00133287" style:font-weight-asian="bold" style:font-weight-complex="bold"/>
    </style:style>
    <style:style style:name="T7" style:family="text">
      <style:text-properties fo:color="#c9211e" fo:font-weight="bold" officeooo:rsid="00140e24" style:font-weight-asian="bold" style:font-weight-complex="bold"/>
    </style:style>
    <style:style style:name="T8" style:family="text">
      <style:text-properties fo:color="#c9211e" officeooo:rsid="00193df3"/>
    </style:style>
    <style:style style:name="T9" style:family="text">
      <style:text-properties fo:color="#c9211e" style:text-underline-style="solid" style:text-underline-width="auto" style:text-underline-color="font-color"/>
    </style:style>
    <style:style style:name="T10" style:family="text">
      <style:text-properties fo:color="#c9211e" style:text-underline-style="solid" style:text-underline-width="auto" style:text-underline-color="font-color" officeooo:rsid="00133287"/>
    </style:style>
    <style:style style:name="T11" style:family="text">
      <style:text-properties fo:color="#c9211e" fo:background-color="#ffff00" loext:char-shading-value="0"/>
    </style:style>
    <style:style style:name="T12" style:family="text">
      <style:text-properties fo:color="#c9211e" officeooo:rsid="0019936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40e24"/>
    </style:style>
    <style:style style:name="T15" style:family="text">
      <style:text-properties officeooo:rsid="00140f95"/>
    </style:style>
    <style:style style:name="T16" style:family="text">
      <style:text-properties officeooo:rsid="0017491c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93df3"/>
    </style:style>
    <style:style style:name="T19" style:family="text">
      <style:text-properties officeooo:rsid="00199369"/>
    </style:style>
    <style:style style:name="T20" style:family="text">
      <style:text-properties officeooo:rsid="001b46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ommon commands used to create files and folders </text:p>
      <text:p text:style-name="P4">Note: </text:p>
      <text:list xml:id="list859181230" text:style-name="L1">
        <text:list-item>
          <text:p text:style-name="P6">Avoid spaces in a folder or directories name</text:p>
        </text:list-item>
      </text:list>
      <text:p text:style-name="P1"><text:span text:style-name="T13">Making files</text:span> </text:p>
      <text:list xml:id="list3119109668" text:style-name="L2">
        <text:list-item>
          <text:p text:style-name="P10"><text:span text:style-name="T2">touch</text:span> command -&gt; creates new empty files</text:p>
          <text:list>
            <text:list-item>
              <text:p text:style-name="P10">Exp1 <text:span text:style-name="T2">touch</text:span> file1 -&gt; will create a file of <text:span text:style-name="T17">no extension </text:span>as file1</text:p>
            </text:list-item>
            <text:list-item>
              <text:p text:style-name="P10">Exp2 <text:span text:style-name="T2">touch</text:span> file1.txt file3 -&gt;will create file1.txt and file3 with no extension </text:p>
            </text:list-item>
            <text:list-item>
              <text:p text:style-name="P10">Exp3 <text:span text:style-name="T2">touch</text:span> <text:s/>/home/mohamd/Documents file1.txt file3 -&gt;will create file1.txt and file3 with no extension. These files will be placed in the documents directory </text:p>
            </text:list-item>
          </text:list>
        </text:list-item>
        <text:list-item>
          <text:p text:style-name="P7"><text:span text:style-name="T3">echo</text:span><text:span text:style-name="T1"> command -&gt; creates new <text:s/>files </text:span></text:p>
          <text:list>
            <text:list-item>
              <text:p text:style-name="P7"><text:span text:style-name="T1">Exp1 </text:span><text:span text:style-name="T3">echo “hi” &gt;</text:span><text:span text:style-name="T1"> file1 -&gt; will create a text file even if you do not put .txt and that text file will include “hi”</text:span></text:p>
            </text:list-item>
          </text:list>
        </text:list-item>
        <text:list-item>
          <text:p text:style-name="P11">Also <text:span text:style-name="T2">{} brace expansio</text:span>n can be used </text:p>
          <text:list>
            <text:list-item>
              <text:p text:style-name="P11">touch <text:span text:style-name="T10">touch file1.txt </text:span><text:span text:style-name="T9">file2.txt </text:span><text:span text:style-name="T10">file3.</text:span><text:span text:style-name="T9">tx</text:span><text:span text:style-name="T2">t</text:span> is the same as <text:span text:style-name="T11">touch file{1..3}.txt</text:span></text:p>
            </text:list-item>
          </text:list>
        </text:list-item>
      </text:list>
      <text:p text:style-name="P4"><text:span text:style-name="T13">Making folders</text:span> </text:p>
      <text:p text:style-name="P1">Directories or folders </text:p>
      <text:list xml:id="list124754774851661" text:continue-numbering="true" text:style-name="L2">
        <text:list-item>
          <text:p text:style-name="P7"><text:span text:style-name="T3">mkdir</text:span><text:span text:style-name="T1"> command -&gt; creates new folders </text:span></text:p>
          <text:list>
            <text:list-item>
              <text:p text:style-name="P7"><text:span text:style-name="T1">Exp1 </text:span><text:span text:style-name="T3">mkdir</text:span><text:span text:style-name="T1"> dir1 -&gt; will create a directory </text:span></text:p>
            </text:list-item>
            <text:list-item>
              <text:p text:style-name="P7"><text:span text:style-name="T1">Exp2 </text:span><text:span text:style-name="T3">mkdir</text:span><text:span text:style-name="T1"> <text:s/>/home/mohamd/Documents/dir2 -&gt; will create a directory called dir2 inside the documents directory </text:span></text:p>
            </text:list-item>
            <text:list-item>
              <text:p text:style-name="P10">Exp3 <text:span text:style-name="T2">mkdir</text:span> dir1 dir5 dir6 -&gt; will create multiple directories <text:span text:style-name="T14">in the home directory </text:span></text:p>
            </text:list-item>
            <text:list-item>
              <text:p text:style-name="P8"><text:span text:style-name="T1">Exp2 </text:span><text:span text:style-name="T3">mkdir</text:span><text:span text:style-name="T1"> <text:s/>/home/mohamd/Documents/dir2 <text:s/>h/home/mohamd/Documents/dir</text:span><text:span text:style-name="T14">3</text:span><text:span text:style-name="T1">-&gt; will create </text:span><text:span text:style-name="T14">two directorates inside the Documents directory. Each directory must have its full extension or it will be saved in the home directory </text:span></text:p>
            </text:list-item>
          </text:list>
        </text:list-item>
      </text:list>
      <text:p text:style-name="P2">Directories or folders <text:span text:style-name="T14">&amp; the entire path using </text:span><text:span text:style-name="T7">-p</text:span></text:p>
      <text:list xml:id="list124754905959062" text:continue-numbering="true" text:style-name="L2">
        <text:list-item>
          <text:p text:style-name="P8"><text:span text:style-name="T3">mkdir</text:span><text:span text:style-name="T1"> <text:s/></text:span><text:span text:style-name="T3">-</text:span><text:span text:style-name="T4">p</text:span><text:span text:style-name="T14"> </text:span><text:span text:style-name="T1">command -&gt; creates new folders </text:span><text:span text:style-name="T14">and also creates a path for them</text:span></text:p>
          <text:list>
            <text:list-item>
              <text:p text:style-name="P8"><text:span text:style-name="T1">Exp1 </text:span><text:span text:style-name="T3">mkdir</text:span><text:span text:style-name="T1"> </text:span><text:span text:style-name="T6">-</text:span><text:span text:style-name="T7">p </text:span><text:span text:style-name="T1">/home/mohamd/Documents/d</text:span><text:span text:style-name="T14">d</text:span><text:span text:style-name="T1">ir2/</text:span><text:span text:style-name="T14">pp</text:span><text:span text:style-name="T1"> -&gt; will create a directory <text:s/></text:span><text:span text:style-name="T14">called pp inside a directory called dir2. ddir2 was not there before this command</text:span></text:p>
            </text:list-item>
            <text:list-item>
              <text:p text:style-name="P9"><text:span text:style-name="T1">Exp1 </text:span><text:span text:style-name="T3">mkdir</text:span><text:span text:style-name="T1"> </text:span><text:span text:style-name="T6">-</text:span><text:span text:style-name="T7">p </text:span><text:span text:style-name="T1">/home/mohamd/Documents/d</text:span><text:span text:style-name="T14">d</text:span><text:span text:style-name="T1">ir2/”</text:span><text:span text:style-name="T15">happy birthday”</text:span><text:span text:style-name="T1"> -&gt; will create a directory </text:span><text:span text:style-name="T14">called </text:span><text:span text:style-name="T15">happy birthday</text:span><text:span text:style-name="T14"> inside a directory called dir2. ddir2 was not there before this command. </text:span><text:span text:style-name="T15">happy birthday needs to be between quotation marks so they can have a space as a folder, otherwise two folders will be created. Better practice write happy_birthday </text:span></text:p>
            </text:list-item>
          </text:list>
        </text:list-item>
      </text:list>
      <text:p text:style-name="P3"/>
      <text:p text:style-name="P5">Brace expansion <text:span text:style-name="T18">using </text:span><text:span text:style-name="T8">{ } </text:span></text:p>
      <text:list xml:id="list997146494" text:style-name="L3">
        <text:list-item>
          <text:p text:style-name="P13">You are required to make 60 folders and they all are in the format of Jan2017, Feb2017, and so on till Dec2022 </text:p>
        </text:list-item>
        <text:list-item>
          <text:p text:style-name="P15">Then make 100 folders inside each of the 60 folders </text:p>
        </text:list-item>
      </text:list>
      <text:p text:style-name="P5"><text:span text:style-name="T13">The steps</text:span> </text:p>
      <text:list xml:id="list3547112654" text:style-name="L4">
        <text:list-item>
          <text:p text:style-name="P14">make a folder called projects inside the desk top </text:p>
        </text:list-item>
        <text:list-item>
          <text:p text:style-name="P16">type in the following command -&gt; <text:s/><text:span text:style-name="T2">mkdir</text:span> {jan,feb,march,apr,may,june,jul,aug,sep,oct,nov,dec}_{2017,2018,2019,2020,2021,2022}</text:p>
        </text:list-item>
        <text:list-item>
          <text:p text:style-name="P16">Or type in the following command -&gt; <text:s/><text:span text:style-name="T2">mkdir</text:span> {jan,feb,march,apr,may,june,jul,aug,sep,oct,nov,dec}_{2017..2022}</text:p>
          <text:list>
            <text:list-item>
              <text:p text:style-name="P16">you can use the double dots .. touch</text:p>
            </text:list-item>
            <text:list-item>
              <text:p text:style-name="P16">no spaces and only commas separat<text:span text:style-name="T20">hay</text:span>ed the inputs</text:p>
            </text:list-item>
          </text:list>
        </text:list-item>
        <text:list-item>
          <text:p text:style-name="P16"><text:span text:style-name="T2">touch</text:span> {jan,feb,march,apr,may,june,jul,aug,sep,oct,nov,dec}_{2017..2022}<text:span text:style-name="T2">/file{1..100}</text:span></text:p>
          <text:list>
            <text:list-item>
              <text:p text:style-name="P16">this will make 100 folders inside each of the other 60 folders </text:p>
            </text:list-item>
            <text:list-item>
              <text:p text:style-name="P16">note the names of the 60 folders must be inputted correctly </text:p>
            </text:list-item>
            <text:list-item>
              <text:p text:style-name="P16">the 60 folders must be made before hand or you will be getting an error</text:p>
            </text:list-item>
            <text:list-item>
              <text:p text:style-name="P16"><text:soft-page-break/><text:span text:style-name="T2">/</text:span><text:span text:style-name="T12">file{1..100} </text:span><text:span text:style-name="T19">adding files the </text:span><text:span text:style-name="T12">/file</text:span><text:span text:style-name="T19"> is their representation</text:span></text:p>
            </text:list-item>
          </text:list>
        </text:list-item>
        <text:list-item>
          <text:p text:style-name="P17"><text:span text:style-name="T18">now you can list the content of all these folder using </text:span><text:span text:style-name="T8">ls</text:span><text:span text:style-name="T16"> </text:span><text:span text:style-name="T18">and </text:span><text:span text:style-name="T8">{}</text:span><text:span text:style-name="T16">{jan,feb,march,apr,may,june,jul,aug,sep,oct,nov,dec}_{2017..2022}</text:span><text:span text:style-name="T18"> </text:span></text:p>
        </text:list-item>
        <text:list-item>
          <text:p text:style-name="P12">direct all of the output to a file called output.txt -&gt; <text:span text:style-name="T2">ls </text:span>{jan,feb,march,apr,may,june,jul,aug,sep,oct,nov,dec}_{2017..2022} &gt; output.txt</text:p>
          <text:list>
            <text:list-item>
              <text:p text:style-name="P12">make sure you do not forget ls, beccause this will give you the list</text:p>
            </text:list-item>
            <text:list-item>
              <text:p text:style-name="P12">then you take the list and put into a folder</text:p>
            </text:list-item>
            <text:list-item>
              <text:p text:style-name="P12">to read it type <text:span text:style-name="T2">cat output.txt</text:span> <text:span text:style-name="T5">NOT</text:span> <text:span text:style-name="T17">cat &gt; output.txt,</text:span> because that will delete everything in it</text:p>
              <text:p text:style-name="P12"/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22:08:27.620811202</meta:creation-date>
    <meta:generator>LibreOffice/6.4.7.2$Linux_X86_64 LibreOffice_project/40$Build-2</meta:generator>
    <dc:date>2022-01-17T12:47:53.577315075</dc:date>
    <meta:editing-duration>PT8H13M47S</meta:editing-duration>
    <meta:editing-cycles>3</meta:editing-cycles>
    <meta:document-statistic meta:table-count="0" meta:image-count="0" meta:object-count="0" meta:page-count="2" meta:paragraph-count="42" meta:word-count="529" meta:character-count="3299" meta:non-whitespace-character-count="2814"/>
  </office:meta>
</office:document-meta>
</file>